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1.767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453cm"/>
    </style:style>
    <style:style style:name="co7" style:family="table-column">
      <style:table-column-properties fo:break-before="auto" style:column-width="2.806cm"/>
    </style:style>
    <style:style style:name="co8" style:family="table-column">
      <style:table-column-properties fo:break-before="auto" style:column-width="1.393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servername</text:p>
          </table:table-cell>
          <table:table-cell office:value-type="string" calcext:value-type="string">
            <text:p>deflevelid</text:p>
          </table:table-cell>
          <table:table-cell office:value-type="string" calcext:value-type="string">
            <text:p>impressions</text:p>
          </table:table-cell>
          <table:table-cell office:value-type="string" calcext:value-type="string">
            <text:p>serverimpression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lientimpression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clicks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8669.0</text:p>
          </table:table-cell>
          <table:table-cell office:value-type="float" office:value="328669" calcext:value-type="float">
            <text:p>328669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445.0</text:p>
          </table:table-cell>
          <table:table-cell office:value-type="float" office:value="49445" calcext:value-type="float">
            <text:p>4944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0.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0.0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66.0</text:p>
          </table:table-cell>
          <table:table-cell office:value-type="string" calcext:value-type="string">
            <text:p>0.0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06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0.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280.0</text:p>
          </table:table-cell>
          <table:table-cell office:value-type="float" office:value="81280" calcext:value-type="float">
            <text:p>8128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1.0</text:p>
          </table:table-cell>
          <table:table-cell office:value-type="float" office:value="321" calcext:value-type="float">
            <text:p>321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839.0</text:p>
          </table:table-cell>
          <table:table-cell office:value-type="float" office:value="49839" calcext:value-type="float">
            <text:p>49839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645.0</text:p>
          </table:table-cell>
          <table:table-cell office:value-type="float" office:value="50645" calcext:value-type="float">
            <text:p>5064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67.0</text:p>
          </table:table-cell>
          <table:table-cell office:value-type="string" calcext:value-type="string">
            <text:p>0.0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266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062.0</text:p>
          </table:table-cell>
          <table:table-cell office:value-type="float" office:value="51062" calcext:value-type="float">
            <text:p>5106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9.0</text:p>
          </table:table-cell>
          <table:table-cell office:value-type="string" calcext:value-type="string">
            <text:p>0.0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291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36.0</text:p>
          </table:table-cell>
          <table:table-cell office:value-type="float" office:value="4236" calcext:value-type="float">
            <text:p>4236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717.0</text:p>
          </table:table-cell>
          <table:table-cell office:value-type="float" office:value="50717" calcext:value-type="float">
            <text:p>5071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0.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3.0</text:p>
          </table:table-cell>
          <table:table-cell office:value-type="float" office:value="713" calcext:value-type="float">
            <text:p>71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4.0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0.0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2.0</text:p>
          </table:table-cell>
          <table:table-cell office:value-type="float" office:value="352" calcext:value-type="float">
            <text:p>35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664.0</text:p>
          </table:table-cell>
          <table:table-cell office:value-type="string" calcext:value-type="string">
            <text:p>0.0</text:p>
          </table:table-cell>
          <table:table-cell office:value-type="float" office:value="6664" calcext:value-type="float">
            <text:p>6664</text:p>
          </table:table-cell>
          <table:table-cell office:value-type="string" calcext:value-type="string">
            <text:p>666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7.0</text:p>
          </table:table-cell>
          <table:table-cell office:value-type="float" office:value="747" calcext:value-type="float">
            <text:p>74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74.0</text:p>
          </table:table-cell>
          <table:table-cell office:value-type="string" calcext:value-type="string">
            <text:p>0.0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87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390.0</text:p>
          </table:table-cell>
          <table:table-cell office:value-type="float" office:value="48390" calcext:value-type="float">
            <text:p>4839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674.0</text:p>
          </table:table-cell>
          <table:table-cell office:value-type="float" office:value="49674" calcext:value-type="float">
            <text:p>4967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1785.0</text:p>
          </table:table-cell>
          <table:table-cell office:value-type="string" calcext:value-type="string">
            <text:p>0.0</text:p>
          </table:table-cell>
          <table:table-cell office:value-type="float" office:value="71785" calcext:value-type="float">
            <text:p>71785</text:p>
          </table:table-cell>
          <table:table-cell office:value-type="string" calcext:value-type="string">
            <text:p>7178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832.0</text:p>
          </table:table-cell>
          <table:table-cell office:value-type="string" calcext:value-type="string">
            <text:p>0.0</text:p>
          </table:table-cell>
          <table:table-cell office:value-type="float" office:value="6832" calcext:value-type="float">
            <text:p>6832</text:p>
          </table:table-cell>
          <table:table-cell office:value-type="string" calcext:value-type="string">
            <text:p>683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2.0</text:p>
          </table:table-cell>
          <table:table-cell office:value-type="float" office:value="372" calcext:value-type="float">
            <text:p>37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5.0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41.0</text:p>
          </table:table-cell>
          <table:table-cell office:value-type="float" office:value="5541" calcext:value-type="float">
            <text:p>5541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64.0</text:p>
          </table:table-cell>
          <table:table-cell office:value-type="string" calcext:value-type="string">
            <text:p>0.0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286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0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1.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77.0</text:p>
          </table:table-cell>
          <table:table-cell office:value-type="float" office:value="5477" calcext:value-type="float">
            <text:p>547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3.0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3.0</text:p>
          </table:table-cell>
          <table:table-cell office:value-type="float" office:value="343" calcext:value-type="float">
            <text:p>34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0.0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1102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7.0</text:p>
          </table:table-cell>
          <table:table-cell office:value-type="float" office:value="347" calcext:value-type="float">
            <text:p>34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60.0</text:p>
          </table:table-cell>
          <table:table-cell office:value-type="float" office:value="5660" calcext:value-type="float">
            <text:p>566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8.0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6.0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2.0</text:p>
          </table:table-cell>
          <table:table-cell office:value-type="float" office:value="382" calcext:value-type="float">
            <text:p>38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266.0</text:p>
          </table:table-cell>
          <table:table-cell office:value-type="float" office:value="50266" calcext:value-type="float">
            <text:p>50266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755.0</text:p>
          </table:table-cell>
          <table:table-cell office:value-type="float" office:value="50755" calcext:value-type="float">
            <text:p>5075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7.0</text:p>
          </table:table-cell>
          <table:table-cell office:value-type="float" office:value="697" calcext:value-type="float">
            <text:p>69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6244.0</text:p>
          </table:table-cell>
          <table:table-cell office:value-type="float" office:value="406244" calcext:value-type="float">
            <text:p>40624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773.0</text:p>
          </table:table-cell>
          <table:table-cell office:value-type="float" office:value="40773" calcext:value-type="float">
            <text:p>4077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9.0</text:p>
          </table:table-cell>
          <table:table-cell office:value-type="float" office:value="359" calcext:value-type="float">
            <text:p>359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5.0</text:p>
          </table:table-cell>
          <table:table-cell office:value-type="float" office:value="345" calcext:value-type="float">
            <text:p>34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996.0</text:p>
          </table:table-cell>
          <table:table-cell office:value-type="float" office:value="51996" calcext:value-type="float">
            <text:p>51996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3.0</text:p>
          </table:table-cell>
          <table:table-cell office:value-type="float" office:value="353" calcext:value-type="float">
            <text:p>35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334.0</text:p>
          </table:table-cell>
          <table:table-cell office:value-type="float" office:value="70334" calcext:value-type="float">
            <text:p>7033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727.0</text:p>
          </table:table-cell>
          <table:table-cell office:value-type="float" office:value="50727" calcext:value-type="float">
            <text:p>5072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0.0</text:p>
          </table:table-cell>
          <table:table-cell office:value-type="float" office:value="340" calcext:value-type="float">
            <text:p>34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325.0</text:p>
          </table:table-cell>
          <table:table-cell office:value-type="float" office:value="50325" calcext:value-type="float">
            <text:p>5032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76.0</text:p>
          </table:table-cell>
          <table:table-cell office:value-type="string" calcext:value-type="string">
            <text:p>0.0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976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4.0</text:p>
          </table:table-cell>
          <table:table-cell office:value-type="float" office:value="354" calcext:value-type="float">
            <text:p>35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9.0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074.0</text:p>
          </table:table-cell>
          <table:table-cell office:value-type="float" office:value="26074" calcext:value-type="float">
            <text:p>2607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754.0</text:p>
          </table:table-cell>
          <table:table-cell office:value-type="float" office:value="49754" calcext:value-type="float">
            <text:p>4975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2828.0</text:p>
          </table:table-cell>
          <table:table-cell office:value-type="float" office:value="402828" calcext:value-type="float">
            <text:p>402828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782.0</text:p>
          </table:table-cell>
          <table:table-cell office:value-type="float" office:value="49782" calcext:value-type="float">
            <text:p>4978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0.0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75.0</text:p>
          </table:table-cell>
          <table:table-cell office:value-type="string" calcext:value-type="string">
            <text:p>0.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975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2259.0</text:p>
          </table:table-cell>
          <table:table-cell office:value-type="string" calcext:value-type="string">
            <text:p>0.0</text:p>
          </table:table-cell>
          <table:table-cell office:value-type="float" office:value="72259" calcext:value-type="float">
            <text:p>72259</text:p>
          </table:table-cell>
          <table:table-cell office:value-type="string" calcext:value-type="string">
            <text:p>7225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.0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80.0</text:p>
          </table:table-cell>
          <table:table-cell office:value-type="string" calcext:value-type="string">
            <text:p>0.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108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8390.0</text:p>
          </table:table-cell>
          <table:table-cell office:value-type="string" calcext:value-type="string">
            <text:p>0.0</text:p>
          </table:table-cell>
          <table:table-cell office:value-type="float" office:value="68390" calcext:value-type="float">
            <text:p>68390</text:p>
          </table:table-cell>
          <table:table-cell office:value-type="string" calcext:value-type="string">
            <text:p>68390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7.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7.0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477.0</text:p>
          </table:table-cell>
          <table:table-cell office:value-type="float" office:value="53477" calcext:value-type="float">
            <text:p>5347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.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7.0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814.0</text:p>
          </table:table-cell>
          <table:table-cell office:value-type="float" office:value="51814" calcext:value-type="float">
            <text:p>5181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54.0</text:p>
          </table:table-cell>
          <table:table-cell office:value-type="string" calcext:value-type="string">
            <text:p>0.0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954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614.0</text:p>
          </table:table-cell>
          <table:table-cell office:value-type="float" office:value="109614" calcext:value-type="float">
            <text:p>10961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9.0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4.0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030.0</text:p>
          </table:table-cell>
          <table:table-cell office:value-type="float" office:value="70030" calcext:value-type="float">
            <text:p>7003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196.0</text:p>
          </table:table-cell>
          <table:table-cell office:value-type="float" office:value="110196" calcext:value-type="float">
            <text:p>110196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496.0</text:p>
          </table:table-cell>
          <table:table-cell office:value-type="float" office:value="50496" calcext:value-type="float">
            <text:p>50496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532.0</text:p>
          </table:table-cell>
          <table:table-cell office:value-type="float" office:value="51532" calcext:value-type="float">
            <text:p>5153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902.0</text:p>
          </table:table-cell>
          <table:table-cell office:value-type="float" office:value="48902" calcext:value-type="float">
            <text:p>4890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7.0</text:p>
          </table:table-cell>
          <table:table-cell office:value-type="float" office:value="347" calcext:value-type="float">
            <text:p>34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195.0</text:p>
          </table:table-cell>
          <table:table-cell office:value-type="float" office:value="53195" calcext:value-type="float">
            <text:p>5319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290.0</text:p>
          </table:table-cell>
          <table:table-cell office:value-type="float" office:value="50290" calcext:value-type="float">
            <text:p>5029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031.0</text:p>
          </table:table-cell>
          <table:table-cell office:value-type="float" office:value="51031" calcext:value-type="float">
            <text:p>51031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88.0</text:p>
          </table:table-cell>
          <table:table-cell office:value-type="string" calcext:value-type="string">
            <text:p>0.0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2688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731.0</text:p>
          </table:table-cell>
          <table:table-cell office:value-type="string" calcext:value-type="string">
            <text:p>0.0</text:p>
          </table:table-cell>
          <table:table-cell office:value-type="float" office:value="6731" calcext:value-type="float">
            <text:p>6731</text:p>
          </table:table-cell>
          <table:table-cell office:value-type="string" calcext:value-type="string">
            <text:p>6731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653.0</text:p>
          </table:table-cell>
          <table:table-cell office:value-type="float" office:value="51653" calcext:value-type="float">
            <text:p>5165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6.0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3403.0</text:p>
          </table:table-cell>
          <table:table-cell office:value-type="float" office:value="53403" calcext:value-type="float">
            <text:p>5340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7.0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923.0</text:p>
          </table:table-cell>
          <table:table-cell office:value-type="float" office:value="49923" calcext:value-type="float">
            <text:p>4992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39.0</text:p>
          </table:table-cell>
          <table:table-cell office:value-type="string" calcext:value-type="string">
            <text:p>0.0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939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981.0</text:p>
          </table:table-cell>
          <table:table-cell office:value-type="float" office:value="48981" calcext:value-type="float">
            <text:p>48981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4.0</text:p>
          </table:table-cell>
          <table:table-cell office:value-type="float" office:value="344" calcext:value-type="float">
            <text:p>34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NTF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2.0</text:p>
          </table:table-cell>
          <table:table-cell office:value-type="float" office:value="622" calcext:value-type="float">
            <text:p>622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1703.0</text:p>
          </table:table-cell>
          <table:table-cell office:value-type="string" calcext:value-type="string">
            <text:p>0.0</text:p>
          </table:table-cell>
          <table:table-cell office:value-type="float" office:value="71703" calcext:value-type="float">
            <text:p>71703</text:p>
          </table:table-cell>
          <table:table-cell office:value-type="string" calcext:value-type="string">
            <text:p>71703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5.0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549.0</text:p>
          </table:table-cell>
          <table:table-cell office:value-type="float" office:value="49549" calcext:value-type="float">
            <text:p>49549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string" calcext:value-type="string">
            <text:p>LGA-NTF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4848.0</text:p>
          </table:table-cell>
          <table:table-cell office:value-type="float" office:value="404848" calcext:value-type="float">
            <text:p>404848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689.0</text:p>
          </table:table-cell>
          <table:table-cell office:value-type="float" office:value="109689" calcext:value-type="float">
            <text:p>109689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603.0</text:p>
          </table:table-cell>
          <table:table-cell office:value-type="float" office:value="51603" calcext:value-type="float">
            <text:p>51603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.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777.0</text:p>
          </table:table-cell>
          <table:table-cell office:value-type="string" calcext:value-type="string">
            <text:p>0.0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6777.0</text:p>
          </table:table-cell>
          <table:table-cell table:number-columns-repeated="2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6.0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string" calcext:value-type="string">
            <text:p>LGA-NTF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430.0</text:p>
          </table:table-cell>
          <table:table-cell office:value-type="float" office:value="70430" calcext:value-type="float">
            <text:p>70430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1.0</text:p>
          </table:table-cell>
          <table:table-cell office:value-type="float" office:value="351" calcext:value-type="float">
            <text:p>351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string" calcext:value-type="string">
            <text:p>LGA-RTS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7.0</text:p>
          </table:table-cell>
          <table:table-cell office:value-type="float" office:value="367" calcext:value-type="float">
            <text:p>36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S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1205.0</text:p>
          </table:table-cell>
          <table:table-cell office:value-type="float" office:value="51205" calcext:value-type="float">
            <text:p>51205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7.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string" calcext:value-type="string">
            <text:p>0.0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office:value-type="string" calcext:value-type="string">
            <text:p>LGA-RTB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8.0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string" calcext:value-type="string">
            <text:p>0.0</text:p>
          </table:table-cell>
        </table:table-row>
      </table:table>
      <table:table table:name="Pivot Table_Sheet1_1" table:style-name="ta1">
        <table:table-column table:style-name="co10" table:default-cell-style-name="ce4"/>
        <table:table-column table:style-name="co10" table:default-cell-style-name="ce9"/>
        <table:table-column table:style-name="co10" table:default-cell-style-name="Pivot_20_Table_20_Value"/>
        <table:table-column table:style-name="co10" table:default-cell-style-name="ce20"/>
        <table:table-column table:style-name="co10" table:default-cell-style-name="ce26"/>
        <table:table-row table:style-name="ro1">
          <table:table-cell table:style-name="Default" office:value-type="string" calcext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Sum - count</text:p>
          </table:table-cell>
          <table:table-cell table:style-name="ce6" office:value-type="string" calcext:value-type="string">
            <text:p>deflevelid</text:p>
          </table:table-cell>
          <table:table-cell table:style-name="ce13" table:number-columns-repeated="2"/>
          <table:table-cell table:style-name="ce23"/>
        </table:table-row>
        <table:table-row table:style-name="ro1">
          <table:table-cell table:style-name="ce2" office:value-type="string" calcext:value-type="string">
            <text:p>publisherid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1">
          <table:table-cell table:style-name="ce3" office:value-type="float" office:value="558079" calcext:value-type="float">
            <text:p>558079</text:p>
          </table:table-cell>
          <table:table-cell table:style-name="ce8" office:value-type="float" office:value="27004" calcext:value-type="float">
            <text:p>27004</text:p>
          </table:table-cell>
          <table:table-cell table:style-name="ce15"/>
          <table:table-cell table:style-name="ce19" office:value-type="float" office:value="262790" calcext:value-type="float">
            <text:p>262790</text:p>
          </table:table-cell>
          <table:table-cell table:style-name="ce25" office:value-type="float" office:value="289794" calcext:value-type="float">
            <text:p>289794</text:p>
          </table:table-cell>
        </table:table-row>
        <table:table-row table:style-name="ro1">
          <table:table-cell office:value-type="float" office:value="558355" calcext:value-type="float">
            <text:p>558355</text:p>
          </table:table-cell>
          <table:table-cell office:value-type="float" office:value="284137" calcext:value-type="float">
            <text:p>284137</text:p>
          </table:table-cell>
          <table:table-cell/>
          <table:table-cell office:value-type="float" office:value="410779" calcext:value-type="float">
            <text:p>410779</text:p>
          </table:table-cell>
          <table:table-cell office:value-type="float" office:value="694916" calcext:value-type="float">
            <text:p>694916</text:p>
          </table:table-cell>
        </table:table-row>
        <table:table-row table:style-name="ro1">
          <table:table-cell office:value-type="float" office:value="558359" calcext:value-type="float">
            <text:p>558359</text:p>
          </table:table-cell>
          <table:table-cell office:value-type="float" office:value="166" calcext:value-type="float">
            <text:p>166</text:p>
          </table:table-cell>
          <table:table-cell table:style-name="ce16" office:value-type="float" office:value="218" calcext:value-type="float">
            <text:p>218</text:p>
          </table:table-cell>
          <table:table-cell office:value-type="float" office:value="2779" calcext:value-type="float">
            <text:p>2779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558360" calcext:value-type="float">
            <text:p>558360</text:p>
          </table:table-cell>
          <table:table-cell office:value-type="float" office:value="11138" calcext:value-type="float">
            <text:p>11138</text:p>
          </table:table-cell>
          <table:table-cell/>
          <table:table-cell office:value-type="float" office:value="1542589" calcext:value-type="float">
            <text:p>1542589</text:p>
          </table:table-cell>
          <table:table-cell office:value-type="float" office:value="1553727" calcext:value-type="float">
            <text:p>1553727</text:p>
          </table:table-cell>
        </table:table-row>
        <table:table-row table:style-name="ro1">
          <table:table-cell office:value-type="float" office:value="558362" calcext:value-type="float">
            <text:p>558362</text:p>
          </table:table-cell>
          <table:table-cell table:style-name="ce10"/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3743" calcext:value-type="float">
            <text:p>3743</text:p>
          </table:table-cell>
          <table:table-cell/>
          <table:table-cell office:value-type="float" office:value="20914" calcext:value-type="float">
            <text:p>20914</text:p>
          </table:table-cell>
          <table:table-cell office:value-type="float" office:value="24657" calcext:value-type="float">
            <text:p>24657</text:p>
          </table:table-cell>
        </table:table-row>
        <table:table-row table:style-name="ro1">
          <table:table-cell office:value-type="float" office:value="558620" calcext:value-type="float">
            <text:p>558620</text:p>
          </table:table-cell>
          <table:table-cell office:value-type="float" office:value="4223" calcext:value-type="float">
            <text:p>4223</text:p>
          </table:table-cell>
          <table:table-cell/>
          <table:table-cell office:value-type="float" office:value="200848" calcext:value-type="float">
            <text:p>200848</text:p>
          </table:table-cell>
          <table:table-cell office:value-type="float" office:value="205071" calcext:value-type="float">
            <text:p>205071</text:p>
          </table:table-cell>
        </table:table-row>
        <table:table-row table:style-name="ro1">
          <table:table-cell office:value-type="float" office:value="559922" calcext:value-type="float">
            <text:p>559922</text:p>
          </table:table-cell>
          <table:table-cell table:style-name="ce11"/>
          <table:table-cell table:style-name="ce17" office:value-type="float" office:value="1284434" calcext:value-type="float">
            <text:p>1284434</text:p>
          </table:table-cell>
          <table:table-cell table:style-name="ce21" office:value-type="float" office:value="13065" calcext:value-type="float">
            <text:p>13065</text:p>
          </table:table-cell>
          <table:table-cell table:style-name="ce27" office:value-type="float" office:value="1297499" calcext:value-type="float">
            <text:p>1297499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2" office:value-type="float" office:value="330411" calcext:value-type="float">
            <text:p>330411</text:p>
          </table:table-cell>
          <table:table-cell table:style-name="ce18" office:value-type="float" office:value="1284652" calcext:value-type="float">
            <text:p>1284652</text:p>
          </table:table-cell>
          <table:table-cell table:style-name="ce22" office:value-type="float" office:value="2453770" calcext:value-type="float">
            <text:p>2453770</text:p>
          </table:table-cell>
          <table:table-cell table:style-name="ce28" office:value-type="float" office:value="4068833" calcext:value-type="float">
            <text:p>4068833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E13" table:buttons="'Pivot Table_Sheet1_1'.A1 'Pivot Table_Sheet1_1'.A4 'Pivot Table_Sheet1_1'.B3">
          <table:source-cell-range table:cell-range-address="Sheet1.A1:Sheet1.G142"/>
          <table:data-pilot-field table:source-field-name="deflevelid" table:orientation="column" table:used-hierarchy="0" table:function="auto">
            <table:data-pilot-level table:show-empty="false">
              <table:data-pilot-members>
                <table:data-pilot-member table:name="8" table:display="true" table:show-details="true"/>
                <table:data-pilot-member table:name="22" table:display="true" table:show-details="true"/>
                <table:data-pilot-member table:name="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ublisherid" table:orientation="row" table:used-hierarchy="0" table:function="auto">
            <table:data-pilot-level table:show-empty="false">
              <table:data-pilot-members>
                <table:data-pilot-member table:name="558079" table:display="true" table:show-details="true"/>
                <table:data-pilot-member table:name="558355" table:display="true" table:show-details="true"/>
                <table:data-pilot-member table:name="558359" table:display="true" table:show-details="true"/>
                <table:data-pilot-member table:name="558360" table:display="true" table:show-details="true"/>
                <table:data-pilot-member table:name="558362" table:display="true" table:show-details="true"/>
                <table:data-pilot-member table:name="558602" table:display="true" table:show-details="true"/>
                <table:data-pilot-member table:name="558620" table:display="true" table:show-details="true"/>
                <table:data-pilot-member table:name="5599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288" table:display="true" table:show-details="true"/>
                <table:data-pilot-member table:name="307" table:display="true" table:show-details="true"/>
                <table:data-pilot-member table:name="314" table:display="true" table:show-details="true"/>
                <table:data-pilot-member table:name="321" table:display="true" table:show-details="true"/>
                <table:data-pilot-member table:name="326" table:display="true" table:show-details="true"/>
                <table:data-pilot-member table:name="327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3" table:display="true" table:show-details="true"/>
                <table:data-pilot-member table:name="335" table:display="true" table:show-details="true"/>
                <table:data-pilot-member table:name="336" table:display="true" table:show-details="true"/>
                <table:data-pilot-member table:name="337" table:display="true" table:show-details="true"/>
                <table:data-pilot-member table:name="340" table:display="true" table:show-details="true"/>
                <table:data-pilot-member table:name="341" table:display="true" table:show-details="true"/>
                <table:data-pilot-member table:name="343" table:display="true" table:show-details="true"/>
                <table:data-pilot-member table:name="344" table:display="true" table:show-details="true"/>
                <table:data-pilot-member table:name="345" table:display="true" table:show-details="true"/>
                <table:data-pilot-member table:name="346" table:display="true" table:show-details="true"/>
                <table:data-pilot-member table:name="347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4" table:display="true" table:show-details="true"/>
                <table:data-pilot-member table:name="358" table:display="true" table:show-details="true"/>
                <table:data-pilot-member table:name="359" table:display="true" table:show-details="true"/>
                <table:data-pilot-member table:name="360" table:display="true" table:show-details="true"/>
                <table:data-pilot-member table:name="367" table:display="true" table:show-details="true"/>
                <table:data-pilot-member table:name="369" table:display="true" table:show-details="true"/>
                <table:data-pilot-member table:name="372" table:display="true" table:show-details="true"/>
                <table:data-pilot-member table:name="382" table:display="true" table:show-details="true"/>
                <table:data-pilot-member table:name="400" table:display="true" table:show-details="true"/>
                <table:data-pilot-member table:name="622" table:display="true" table:show-details="true"/>
                <table:data-pilot-member table:name="697" table:display="true" table:show-details="true"/>
                <table:data-pilot-member table:name="713" table:display="true" table:show-details="true"/>
                <table:data-pilot-member table:name="747" table:display="true" table:show-details="true"/>
                <table:data-pilot-member table:name="874" table:display="true" table:show-details="true"/>
                <table:data-pilot-member table:name="939" table:display="true" table:show-details="true"/>
                <table:data-pilot-member table:name="954" table:display="true" table:show-details="true"/>
                <table:data-pilot-member table:name="975" table:display="true" table:show-details="true"/>
                <table:data-pilot-member table:name="976" table:display="true" table:show-details="true"/>
                <table:data-pilot-member table:name="1066" table:display="true" table:show-details="true"/>
                <table:data-pilot-member table:name="1080" table:display="true" table:show-details="true"/>
                <table:data-pilot-member table:name="1102" table:display="true" table:show-details="true"/>
                <table:data-pilot-member table:name="2667" table:display="true" table:show-details="true"/>
                <table:data-pilot-member table:name="2688" table:display="true" table:show-details="true"/>
                <table:data-pilot-member table:name="2864" table:display="true" table:show-details="true"/>
                <table:data-pilot-member table:name="2919" table:display="true" table:show-details="true"/>
                <table:data-pilot-member table:name="4236" table:display="true" table:show-details="true"/>
                <table:data-pilot-member table:name="5477" table:display="true" table:show-details="true"/>
                <table:data-pilot-member table:name="5541" table:display="true" table:show-details="true"/>
                <table:data-pilot-member table:name="5660" table:display="true" table:show-details="true"/>
                <table:data-pilot-member table:name="6664" table:display="true" table:show-details="true"/>
                <table:data-pilot-member table:name="6731" table:display="true" table:show-details="true"/>
                <table:data-pilot-member table:name="6777" table:display="true" table:show-details="true"/>
                <table:data-pilot-member table:name="6832" table:display="true" table:show-details="true"/>
                <table:data-pilot-member table:name="26074" table:display="true" table:show-details="true"/>
                <table:data-pilot-member table:name="40773" table:display="true" table:show-details="true"/>
                <table:data-pilot-member table:name="48390" table:display="true" table:show-details="true"/>
                <table:data-pilot-member table:name="48902" table:display="true" table:show-details="true"/>
                <table:data-pilot-member table:name="48981" table:display="true" table:show-details="true"/>
                <table:data-pilot-member table:name="49445" table:display="true" table:show-details="true"/>
                <table:data-pilot-member table:name="49549" table:display="true" table:show-details="true"/>
                <table:data-pilot-member table:name="49674" table:display="true" table:show-details="true"/>
                <table:data-pilot-member table:name="49754" table:display="true" table:show-details="true"/>
                <table:data-pilot-member table:name="49782" table:display="true" table:show-details="true"/>
                <table:data-pilot-member table:name="49839" table:display="true" table:show-details="true"/>
                <table:data-pilot-member table:name="49923" table:display="true" table:show-details="true"/>
                <table:data-pilot-member table:name="50266" table:display="true" table:show-details="true"/>
                <table:data-pilot-member table:name="50290" table:display="true" table:show-details="true"/>
                <table:data-pilot-member table:name="50325" table:display="true" table:show-details="true"/>
                <table:data-pilot-member table:name="50496" table:display="true" table:show-details="true"/>
                <table:data-pilot-member table:name="50645" table:display="true" table:show-details="true"/>
                <table:data-pilot-member table:name="50717" table:display="true" table:show-details="true"/>
                <table:data-pilot-member table:name="50727" table:display="true" table:show-details="true"/>
                <table:data-pilot-member table:name="50755" table:display="true" table:show-details="true"/>
                <table:data-pilot-member table:name="51031" table:display="true" table:show-details="true"/>
                <table:data-pilot-member table:name="51062" table:display="true" table:show-details="true"/>
                <table:data-pilot-member table:name="51205" table:display="true" table:show-details="true"/>
                <table:data-pilot-member table:name="51532" table:display="true" table:show-details="true"/>
                <table:data-pilot-member table:name="51603" table:display="true" table:show-details="true"/>
                <table:data-pilot-member table:name="51653" table:display="true" table:show-details="true"/>
                <table:data-pilot-member table:name="51814" table:display="true" table:show-details="true"/>
                <table:data-pilot-member table:name="51996" table:display="true" table:show-details="true"/>
                <table:data-pilot-member table:name="53195" table:display="true" table:show-details="true"/>
                <table:data-pilot-member table:name="53403" table:display="true" table:show-details="true"/>
                <table:data-pilot-member table:name="53477" table:display="true" table:show-details="true"/>
                <table:data-pilot-member table:name="68390" table:display="true" table:show-details="true"/>
                <table:data-pilot-member table:name="70030" table:display="true" table:show-details="true"/>
                <table:data-pilot-member table:name="70334" table:display="true" table:show-details="true"/>
                <table:data-pilot-member table:name="70430" table:display="true" table:show-details="true"/>
                <table:data-pilot-member table:name="71703" table:display="true" table:show-details="true"/>
                <table:data-pilot-member table:name="71785" table:display="true" table:show-details="true"/>
                <table:data-pilot-member table:name="72259" table:display="true" table:show-details="true"/>
                <table:data-pilot-member table:name="81280" table:display="true" table:show-details="true"/>
                <table:data-pilot-member table:name="109614" table:display="true" table:show-details="true"/>
                <table:data-pilot-member table:name="109689" table:display="true" table:show-details="true"/>
                <table:data-pilot-member table:name="110196" table:display="true" table:show-details="true"/>
                <table:data-pilot-member table:name="328669" table:display="true" table:show-details="true"/>
                <table:data-pilot-member table:name="402828" table:display="true" table:show-details="true"/>
                <table:data-pilot-member table:name="404848" table:display="true" table:show-details="true"/>
                <table:data-pilot-member table:name="4062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0T16:20:32.279986114</dc:date>
    <dc:creator>pmoukhataev </dc:creator>
    <meta:document-statistic meta:table-count="2" meta:cell-count="1323" meta:object-count="0"/>
    <meta:generator>LibreOffice/4.2.8.2$Linux_X86_64 LibreOffice_project/420m0$Build-2</meta:generator>
  </office:meta>
</office:document-meta>
</file>